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50000009FF6226BD472BB1DB2.png" manifest:media-type="image/png"/>
  <manifest:file-entry manifest:full-path="Pictures/1000BB5000004178000014C087B5CD467093FC8F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59cm" svg:height="5.311cm" svg:x="0cm" svg:y="0cm">
          <draw:image xlink:href="Pictures/1000BB5000004178000014C087B5CD467093FC8F.emf" xlink:type="simple" xlink:show="embed" xlink:actuate="onLoad" draw:mime-type="image/x-emf">
            <text:p/>
          </draw:image>
          <draw:image xlink:href="Pictures/10000001000001F50000009FF6226BD472BB1DB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5.3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32:08.643904442</dc:date>
    <meta:editing-duration>PT2M14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